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Contents">
      <style:paragraph-properties fo:text-align="justify" style:justify-single-word="false"/>
    </style:style>
    <style:style style:name="P2" style:family="paragraph" style:parent-style-name="List_20_Contents">
      <style:paragraph-properties fo:text-align="justify" style:justify-single-word="false"/>
      <style:text-properties officeooo:paragraph-rsid="000906c2"/>
    </style:style>
    <style:style style:name="P3" style:family="paragraph" style:parent-style-name="List_20_Contents">
      <style:text-properties officeooo:rsid="000906c2" officeooo:paragraph-rsid="000906c2"/>
    </style:style>
    <style:style style:name="P4" style:family="paragraph" style:parent-style-name="List_20_Contents">
      <style:text-properties officeooo:rsid="000c76e2" officeooo:paragraph-rsid="000c76e2"/>
    </style:style>
    <style:style style:name="P5" style:family="paragraph" style:parent-style-name="List_20_Contents" style:list-style-name="L1">
      <style:text-properties officeooo:rsid="000c76e2" officeooo:paragraph-rsid="000c76e2"/>
    </style:style>
    <style:style style:name="P6" style:family="paragraph" style:parent-style-name="List_20_Contents">
      <style:text-properties officeooo:rsid="000d4f4a" officeooo:paragraph-rsid="000d4f4a"/>
    </style:style>
    <style:style style:name="P7" style:family="paragraph" style:parent-style-name="List_20_Contents">
      <style:paragraph-properties fo:margin-left="0cm" fo:margin-right="0cm" fo:text-align="justify" style:justify-single-word="false" fo:text-indent="0cm" style:auto-text-indent="false"/>
      <style:text-properties officeooo:paragraph-rsid="000906c2"/>
    </style:style>
    <style:style style:name="P8" style:family="paragraph" style:parent-style-name="List_20_Contents">
      <style:paragraph-properties fo:margin-left="0cm" fo:margin-right="0cm" fo:text-indent="0cm" style:auto-text-indent="false"/>
      <style:text-properties officeooo:rsid="000906c2" officeooo:paragraph-rsid="000906c2"/>
    </style:style>
    <style:style style:name="P9" style:family="paragraph" style:parent-style-name="List_20_1">
      <style:text-properties fo:font-weight="bold" style:font-weight-asian="bold" style:font-weight-complex="bold"/>
    </style:style>
    <style:style style:name="P10" style:family="paragraph" style:parent-style-name="List_20_1">
      <style:text-properties fo:font-size="14pt" fo:font-weight="bold" style:font-size-asian="14pt" style:font-weight-asian="bold" style:font-size-complex="14pt" style:font-weight-complex="bold"/>
    </style:style>
    <style:style style:name="P11" style:family="paragraph" style:parent-style-name="List_20_1">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2" style:family="paragraph" style:parent-style-name="Standard">
      <style:paragraph-properties fo:line-height="250%" fo:text-align="center" style:justify-single-word="false"/>
      <style:text-properties officeooo:paragraph-rsid="0007170a"/>
    </style:style>
    <style:style style:name="P13" style:family="paragraph" style:parent-style-name="Standard">
      <style:paragraph-properties fo:line-height="250%" fo:text-align="center" style:justify-single-word="false"/>
      <style:text-properties fo:font-size="12pt" officeooo:rsid="0007170a" officeooo:paragraph-rsid="0007170a" style:font-size-asian="12pt" style:font-size-complex="12pt"/>
    </style:style>
    <style:style style:name="P14" style:family="paragraph" style:parent-style-name="Standard" style:master-page-name="Standard">
      <style:paragraph-properties fo:line-height="115%" fo:text-align="center" style:justify-single-word="false" style:page-number="auto"/>
      <style:text-properties officeooo:paragraph-rsid="0007170a"/>
    </style:style>
    <style:style style:name="P15" style:family="paragraph" style:parent-style-name="List_20_1_20_Cont.">
      <style:text-properties officeooo:rsid="0007170a" officeooo:paragraph-rsid="0007170a"/>
    </style:style>
    <style:style style:name="P16" style:family="paragraph" style:parent-style-name="List_20_1_20_Cont.">
      <style:paragraph-properties fo:margin-left="0cm" fo:margin-right="0cm" fo:text-indent="0cm" style:auto-text-indent="false"/>
      <style:text-properties fo:font-size="10pt" fo:font-weight="bold" officeooo:rsid="0007170a" officeooo:paragraph-rsid="0007170a" style:font-size-asian="10pt" style:font-weight-asian="bold" style:font-size-complex="10pt" style:font-weight-complex="bold"/>
    </style:style>
    <style:style style:name="T1" style:family="text">
      <style:text-properties style:font-name="Times New Roman" fo:font-size="16pt" fo:language="en" fo:country="US" fo:font-weight="bold" style:font-size-asian="16pt" style:font-weight-asian="bold" style:font-name-complex="Times New Roman1" style:font-size-complex="16pt" style:font-weight-complex="bold"/>
    </style:style>
    <style:style style:name="T2" style:family="text">
      <style:text-properties style:font-name="Times New Roman" fo:font-size="16pt" fo:language="en" fo:country="US" fo:font-weight="bold" officeooo:rsid="0007170a" style:font-size-asian="16pt" style:font-weight-asian="bold" style:font-name-complex="Times New Roman1" style:font-size-complex="16pt" style:font-weight-complex="bold"/>
    </style:style>
    <style:style style:name="T3" style:family="text">
      <style:text-properties style:font-name="Times New Roman" fo:font-size="16pt" fo:language="en" fo:country="US" fo:font-weight="bold" officeooo:rsid="000906c2" style:font-size-asian="16pt" style:font-weight-asian="bold" style:font-name-complex="Times New Roman1" style:font-size-complex="16pt" style:font-weight-complex="bold"/>
    </style:style>
    <style:style style:name="T4" style:family="text">
      <style:text-properties style:font-name="Times New Roman" fo:language="en" fo:country="US" fo:font-weight="bold" style:font-weight-asian="bold" style:font-name-complex="Times New Roman1" style:font-weight-complex="bold"/>
    </style:style>
    <style:style style:name="T5" style:family="text">
      <style:text-properties fo:font-size="14pt" officeooo:rsid="0007170a" style:font-size-asian="12.25pt" style:font-size-complex="14pt"/>
    </style:style>
    <style:style style:name="T6" style:family="text">
      <style:text-properties fo:font-size="12pt" style:font-size-asian="10.5pt" style:font-size-complex="12pt"/>
    </style:style>
    <style:style style:name="T7" style:family="text">
      <style:text-properties officeooo:rsid="000906c2"/>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Exploring </text:span><text:span text:style-name="T2">places</text:span><text:span text:style-name="T1"> in </text:span><text:span text:style-name="T2">Ahmedabad</text:span><text:span text:style-name="T1">, India</text:span></text:p>
      <text:p text:style-name="P12"><text:span text:style-name="T1">using Foursquare </text:span><text:span text:style-name="T3">API </text:span><text:span text:style-name="T1">and Zomato API</text:span></text:p>
      <text:p text:style-name="P13"><text:span text:style-name="T4">Maulik Doshi</text:span></text:p>
      <text:p text:style-name="P9"><text:span text:style-name="T5">1.Introduction</text:span></text:p>
      <text:p text:style-name="P16">1.1 <text:span text:style-name="T6">Background</text:span></text:p>
      <text:p text:style-name="P1">Whenever someone searches for a restaurant to visit in a new city, they’re highly interested in the places that offer good food and the best services. He will be interested in knowing how good a given restaurant is based on various factors such as rating and pricing. This information will help him to select a restaurant to visit which is also according to the budget. Combining the location of these venues in the city with their price and rating information can help him to make data-driven decisions and he can get the best out of his available choices.</text:p>
      <text:p text:style-name="P1"/>
      <text:p text:style-name="P2">Ahmedabad is the largest city in the Indian state of Gujarat. It is spread across approximately 460 square kilometers. It is situated on the banks of the Sabarmati river, mostly known for its tourist attractions. <text:span text:style-name="T7">This project will help tourist to choose restaurant as per their choice of price and ratings.</text:span></text:p>
      <text:p text:style-name="P7"/>
      <text:p text:style-name="P7"><text:span text:style-name="T7">1.2 <text:s/>Audience</text:span></text:p>
      <text:p text:style-name="P3"/>
      <text:p text:style-name="P3">The primary audience for this project is people who are visiting Ahmedabad or want to explore various cuisines in Ahmedabad. They can explore various restaurants and select the one which is best suited for their requirements.</text:p>
      <text:p text:style-name="P3"/>
      <text:p text:style-name="P3">This project may also help people who want to start any restaurant in Ahmedabad. They can explore various restaurants and their categories to survey the area and select the best option available to start their business.<text:tab/></text:p>
      <text:p text:style-name="P3"/>
      <text:p text:style-name="P10">2.Data</text:p>
      <text:p text:style-name="List_20_Contents">To get the solution to the above-discussed problem, we will require data or restaurants in Ahmedabad. Various fields required are the name of the restaurant, location details containing longitude and latitude information, restaurant’s ratings, pricing, and other useful information.</text:p>
      <text:p text:style-name="List_20_Contents"><text:s/></text:p>
      <text:p text:style-name="P4">To get this infomation, following two APIs are mainly going to be userd:</text:p>
      <text:list xml:id="list2733960784" text:style-name="L1">
        <text:list-item>
          <text:p text:style-name="P5">Foursquare API</text:p>
        </text:list-item>
        <text:list-item>
          <text:p text:style-name="P5">Zomato API</text:p>
        </text:list-item>
      </text:list>
      <text:p text:style-name="P4"/>
      <text:p text:style-name="P4">Using the Foursquare’s explore API places within a range of 5 kilometers from the center of Ahmedabad will be fetched and various information like restaurant name, category and location details containing latitude and longitude will be collected.</text:p>
      <text:p text:style-name="List_20_Contents"/>
      <text:p text:style-name="P6">Using Zomato Search API, restaurant will be searched by restaurant’s name collected above by Foursquare API. Data about Name, address,longitude, lattitude,rating and Pricing details will be collected.</text:p>
      <text:p text:style-name="P6"/>
      <text:p text:style-name="P6"/>
      <text:p text:style-name="P6"><text:soft-page-break/>The information collected from the above two APIs will be analyzed and restaurants will be classified into a set of clusters. Users can use information obtained by this analysis to take the call on which are the restaurants he would like to visit.</text:p>
      <text:p text:style-name="P11"/>
      <text:p text:style-name="P3"/>
      <text:p text:style-name="P8"/>
      <text:p text:style-name="P3"/>
      <text:p text:style-name="P3"/>
      <text:p text:style-name="P1"/>
      <text:p text:style-name="P16"><text:span text:style-name="T6"/></text:p>
      <text:p text:style-name="P15"/>
      <text:p text:style-name="List_20_1"/>
      <text:p text:style-name="P13"><text:span text:style-name="T4"/></text:p>
      <text:p text:style-name="P1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3:47:29.485603011</meta:creation-date>
    <dc:date>2020-02-02T17:12:09.988987566</dc:date>
    <meta:editing-duration>PT1M42S</meta:editing-duration>
    <meta:editing-cycles>1</meta:editing-cycles>
    <meta:document-statistic meta:table-count="0" meta:image-count="0" meta:object-count="0" meta:page-count="2" meta:paragraph-count="19" meta:word-count="405" meta:character-count="2512" meta:non-whitespace-character-count="2124"/>
    <meta:generator>LibreOffice/6.0.7.3$Linux_X86_64 LibreOffice_project/00m0$Build-3</meta:generator>
  </office:meta>
</office:document-meta>
</file>